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 2.7.3 (default, Feb 27 2014, 19:58:35) </text:p>
      <text:p text:style-name="Standard">[GCC 4.6.3] on linux2</text:p>
      <text:p text:style-name="Standard">Type "help", "copyright", "credits" or "license" for more information.</text:p>
      <text:p text:style-name="Standard"/>
      <text:p text:style-name="Standard">Imported NumPy 1.8.1, SciPy 0.9.0, Matplotlib 1.1.1rc</text:p>
      <text:p text:style-name="Standard">Type "scientific" for more details.</text:p>
      <text:p text:style-name="Standard">&gt;&gt;&gt; runfile(r'/home/atproofer/softdes/homeworkrepo/SoftwareDesign/phoenixchess/Phoenix-Chess/evaluation_functions.py', wdir=r'/home/atproofer/softdes/homeworkrepo/SoftwareDesign/phoenixchess/Phoenix-Chess')</text:p>
      <text:p text:style-name="Standard">&gt;&gt;&gt; runfile(r'/home/atproofer/softdes/homeworkrepo/SoftwareDesign/phoenixchess/Phoenix-Chess/ChessClient.py', wdir=r'/home/atproofer/softdes/homeworkrepo/SoftwareDesign/phoenixchess/Phoenix-Chess')</text:p>
      <text:p text:style-name="Standard">AI 1 (WHITE) making turn</text:p>
      <text:p text:style-name="Standard">nodes evaluated: 119</text:p>
      <text:p text:style-name="Standard">thinking time: <text:s text:c="2"/>0.1744611263</text:p>
      <text:p text:style-name="Standard">nodes/second: <text:s text:c="3"/>682.100376772</text:p>
      <text:p text:style-name="Standard">score of best move: -0.128</text:p>
      <text:p text:style-name="Standard">white makes the move e2-e4</text:p>
      <text:p text:style-name="Standard">AI 2 (BLACK) making turn</text:p>
      <text:p text:style-name="Standard">nodes evaluated: 217</text:p>
      <text:p text:style-name="Standard">thinking time: <text:s text:c="2"/>0.3093700409</text:p>
      <text:p text:style-name="Standard">nodes/second: <text:s text:c="3"/>701.425384867</text:p>
      <text:p text:style-name="Standard">score of best move: -0.187</text:p>
      <text:p text:style-name="Standard">black makes the move e7-e5</text:p>
      <text:p text:style-name="Standard">AI 1 (WHITE) making turn</text:p>
      <text:p text:style-name="Standard">nodes evaluated: 372</text:p>
      <text:p text:style-name="Standard">thinking time: <text:s text:c="2"/>0.5078051090</text:p>
      <text:p text:style-name="Standard">nodes/second: <text:s text:c="3"/>732.564508291</text:p>
      <text:p text:style-name="Standard">score of best move: -0.135</text:p>
      <text:p text:style-name="Standard">white makes the move Nb1-c3</text:p>
      <text:p text:style-name="Standard">AI 2 (BLACK) making turn</text:p>
      <text:p text:style-name="Standard">nodes evaluated: 237</text:p>
      <text:p text:style-name="Standard">thinking time: <text:s text:c="2"/>0.3320231438</text:p>
      <text:p text:style-name="Standard">nodes/second: <text:s text:c="3"/>713.80566219</text:p>
      <text:p text:style-name="Standard">score of best move: -0.179</text:p>
      <text:p text:style-name="Standard">black makes the move Qd8-g5</text:p>
      <text:p text:style-name="Standard">AI 1 (WHITE) making turn</text:p>
      <text:p text:style-name="Standard">nodes evaluated: 767</text:p>
      <text:p text:style-name="Standard">thinking time: <text:s text:c="2"/>1.1507310867</text:p>
      <text:p text:style-name="Standard">nodes/second: <text:s text:c="3"/>666.532788454</text:p>
      <text:p text:style-name="Standard">score of best move: -1.42</text:p>
      <text:p text:style-name="Standard">white makes the move Ng1-f3</text:p>
      <text:p text:style-name="Standard">AI 2 (BLACK) making turn</text:p>
      <text:p text:style-name="Standard">nodes evaluated: 432</text:p>
      <text:p text:style-name="Standard">thinking time: <text:s text:c="2"/>0.5904040337</text:p>
      <text:p text:style-name="Standard">nodes/second: <text:s text:c="3"/>731.702318023</text:p>
      <text:p text:style-name="Standard">score of best move: -1.565</text:p>
      <text:p text:style-name="Standard">black makes the move Qg5-g4</text:p>
      <text:p text:style-name="Standard">AI 1 (WHITE) making turn</text:p>
      <text:p text:style-name="Standard"><text:soft-page-break/>nodes evaluated: 843</text:p>
      <text:p text:style-name="Standard">thinking time: <text:s text:c="2"/>1.2253270149</text:p>
      <text:p text:style-name="Standard">nodes/second: <text:s text:c="3"/>687.979608491</text:p>
      <text:p text:style-name="Standard">score of best move: -3.047</text:p>
      <text:p text:style-name="Standard">white makes the move d2-d4</text:p>
      <text:p text:style-name="Standard">AI 2 (BLACK) making turn</text:p>
      <text:p text:style-name="Standard">nodes evaluated: 523</text:p>
      <text:p text:style-name="Standard">thinking time: <text:s text:c="2"/>0.7394099236</text:p>
      <text:p text:style-name="Standard">nodes/second: <text:s text:c="3"/>707.320774769</text:p>
      <text:p text:style-name="Standard">score of best move: -0.311</text:p>
      <text:p text:style-name="Standard">black makes the move e5-d4</text:p>
      <text:p text:style-name="Standard">AI 1 (WHITE) making turn</text:p>
      <text:p text:style-name="Standard">nodes evaluated: 1024</text:p>
      <text:p text:style-name="Standard">thinking time: <text:s text:c="2"/>1.4962890148</text:p>
      <text:p text:style-name="Standard">nodes/second: <text:s text:c="3"/>684.359765968</text:p>
      <text:p text:style-name="Standard">score of best move: -2.978</text:p>
      <text:p text:style-name="Standard">white makes the move Qd1-d4</text:p>
      <text:p text:style-name="Standard">AI 2 (BLACK) making turn</text:p>
      <text:p text:style-name="Standard">nodes evaluated: 598</text:p>
      <text:p text:style-name="Standard">thinking time: <text:s text:c="2"/>0.8544111252</text:p>
      <text:p text:style-name="Standard">nodes/second: <text:s text:c="3"/>699.897253646</text:p>
      <text:p text:style-name="Standard">score of best move: -1.321</text:p>
      <text:p text:style-name="Standard">black makes the move f7-f6</text:p>
      <text:p text:style-name="Standard">AI 1 (WHITE) making turn</text:p>
      <text:p text:style-name="Standard">nodes evaluated: 1164</text:p>
      <text:p text:style-name="Standard">thinking time: <text:s text:c="2"/>1.6739840508</text:p>
      <text:p text:style-name="Standard">nodes/second: <text:s text:c="3"/>695.347126801</text:p>
      <text:p text:style-name="Standard">score of best move: -1.115</text:p>
      <text:p text:style-name="Standard">white makes the move Nf3-g1</text:p>
      <text:p text:style-name="Standard">AI 2 (BLACK) making turn</text:p>
      <text:p text:style-name="Standard">nodes evaluated: 853</text:p>
      <text:p text:style-name="Standard">thinking time: <text:s text:c="2"/>1.2868819237</text:p>
      <text:p text:style-name="Standard">nodes/second: <text:s text:c="3"/>662.842475527</text:p>
      <text:p text:style-name="Standard">score of best move: -1.141</text:p>
      <text:p text:style-name="Standard">black makes the move Nb8-c6</text:p>
      <text:p text:style-name="Standard">AI 1 (WHITE) making turn</text:p>
      <text:p text:style-name="Standard">nodes evaluated: 735</text:p>
      <text:p text:style-name="Standard">thinking time: <text:s text:c="2"/>1.0597791672</text:p>
      <text:p text:style-name="Standard">nodes/second: <text:s text:c="3"/>693.540713731</text:p>
      <text:p text:style-name="Standard">score of best move: -1.189</text:p>
      <text:p text:style-name="Standard">white makes the move Qd4-d5</text:p>
      <text:p text:style-name="Standard">AI 2 (BLACK) making turn</text:p>
      <text:p text:style-name="Standard">nodes evaluated: 1275</text:p>
      <text:p text:style-name="Standard">thinking time: <text:s text:c="2"/>1.9026539326</text:p>
      <text:p text:style-name="Standard">nodes/second: <text:s text:c="3"/>670.116608267</text:p>
      <text:p text:style-name="Standard">score of best move: -3.14</text:p>
      <text:p text:style-name="Standard">black makes the move d7-d6</text:p>
      <text:p text:style-name="Standard">AI 1 (WHITE) making turn</text:p>
      <text:p text:style-name="Standard">nodes evaluated: 998</text:p>
      <text:p text:style-name="Standard"><text:soft-page-break/>thinking time: <text:s text:c="2"/>1.4516260624</text:p>
      <text:p text:style-name="Standard">nodes/second: <text:s text:c="3"/>687.504878739</text:p>
      <text:p text:style-name="Standard">score of best move: -1.141</text:p>
      <text:p text:style-name="Standard">white makes the move Bc1-e3</text:p>
      <text:p text:style-name="Standard">AI 2 (BLACK) making turn</text:p>
      <text:p text:style-name="Standard">nodes evaluated: 1377</text:p>
      <text:p text:style-name="Standard">thinking time: <text:s text:c="2"/>2.0063660145</text:p>
      <text:p text:style-name="Standard">nodes/second: <text:s text:c="3"/>686.315452944</text:p>
      <text:p text:style-name="Standard">score of best move: -3.02</text:p>
      <text:p text:style-name="Standard">black makes the move Ng8-e7</text:p>
      <text:p text:style-name="Standard">AI 1 (WHITE) making turn</text:p>
      <text:p text:style-name="Standard">nodes evaluated: 1285</text:p>
      <text:p text:style-name="Standard">thinking time: <text:s text:c="2"/>1.9417800903</text:p>
      <text:p text:style-name="Standard">nodes/second: <text:s text:c="3"/>661.763917757</text:p>
      <text:p text:style-name="Standard">score of best move: -1.203</text:p>
      <text:p text:style-name="Standard">white makes the move Qd5-b3</text:p>
      <text:p text:style-name="Standard">AI 2 (BLACK) making turn</text:p>
      <text:p text:style-name="Standard">nodes evaluated: 1088</text:p>
      <text:p text:style-name="Standard">thinking time: <text:s text:c="2"/>1.5417220592</text:p>
      <text:p text:style-name="Standard">nodes/second: <text:s text:c="3"/>705.704373543</text:p>
      <text:p text:style-name="Standard">score of best move: -1.313</text:p>
      <text:p text:style-name="Standard">black makes the move Qg4-h5</text:p>
      <text:p text:style-name="Standard">AI 1 (WHITE) making turn</text:p>
      <text:p text:style-name="Standard">nodes evaluated: 877</text:p>
      <text:p text:style-name="Standard">thinking time: <text:s text:c="2"/>1.3124351501</text:p>
      <text:p text:style-name="Standard">nodes/second: <text:s text:c="3"/>668.22349272</text:p>
      <text:p text:style-name="Standard">score of best move: -0.977</text:p>
      <text:p text:style-name="Standard">white makes the move g2-g3</text:p>
      <text:p text:style-name="Standard">AI 2 (BLACK) making turn</text:p>
      <text:p text:style-name="Standard">nodes evaluated: 1155</text:p>
      <text:p text:style-name="Standard">thinking time: <text:s text:c="2"/>1.6458399296</text:p>
      <text:p text:style-name="Standard">nodes/second: <text:s text:c="3"/>701.769339315</text:p>
      <text:p text:style-name="Standard">score of best move: -1.293</text:p>
      <text:p text:style-name="Standard">black makes the move Bc8-g4</text:p>
      <text:p text:style-name="Standard">AI 1 (WHITE) making turn</text:p>
      <text:p text:style-name="Standard">nodes evaluated: 187</text:p>
      <text:p text:style-name="Standard">thinking time: <text:s text:c="2"/>0.3085219860</text:p>
      <text:p text:style-name="Standard">nodes/second: <text:s text:c="3"/>606.115636749</text:p>
      <text:p text:style-name="Standard">score of best move: 0.17</text:p>
      <text:p text:style-name="Standard">white makes the move Qb3-b7</text:p>
      <text:p text:style-name="Standard">AI 2 (BLACK) making turn</text:p>
      <text:p text:style-name="Standard">nodes evaluated: 661</text:p>
      <text:p text:style-name="Standard">thinking time: <text:s text:c="2"/>0.9457380772</text:p>
      <text:p text:style-name="Standard">nodes/second: <text:s text:c="3"/>698.925015246</text:p>
      <text:p text:style-name="Standard">score of best move: -4.225</text:p>
      <text:p text:style-name="Standard">black makes the move Ra8-d8</text:p>
      <text:p text:style-name="Standard">AI 1 (WHITE) making turn</text:p>
      <text:p text:style-name="Standard">nodes evaluated: 206</text:p>
      <text:p text:style-name="Standard">thinking time: <text:s text:c="2"/>0.3323621750</text:p>
      <text:p text:style-name="Standard"><text:soft-page-break/>nodes/second: <text:s text:c="3"/>619.805788693</text:p>
      <text:p text:style-name="Standard">score of best move: 1.16</text:p>
      <text:p text:style-name="Standard">white makes the move Qb7-c7</text:p>
      <text:p text:style-name="Standard">AI 2 (BLACK) making turn</text:p>
      <text:p text:style-name="Standard">nodes evaluated: 1319</text:p>
      <text:p text:style-name="Standard">thinking time: <text:s text:c="2"/>1.9217841625</text:p>
      <text:p text:style-name="Standard">nodes/second: <text:s text:c="3"/>686.341383035</text:p>
      <text:p text:style-name="Standard">score of best move: -5.24</text:p>
      <text:p text:style-name="Standard">black makes the move Rd8-a8</text:p>
      <text:p text:style-name="Standard">AI 1 (WHITE) making turn</text:p>
      <text:p text:style-name="Standard">nodes evaluated: 202</text:p>
      <text:p text:style-name="Standard">thinking time: <text:s text:c="2"/>0.3068900108</text:p>
      <text:p text:style-name="Standard">nodes/second: <text:s text:c="3"/>658.216275763</text:p>
      <text:p text:style-name="Standard">score of best move: 3.005</text:p>
      <text:p text:style-name="Standard">white makes the move Qc7-d6</text:p>
      <text:p text:style-name="Standard">AI 2 (BLACK) making turn</text:p>
      <text:p text:style-name="Standard">nodes evaluated: 1374</text:p>
      <text:p text:style-name="Standard">thinking time: <text:s text:c="2"/>2.0863740444</text:p>
      <text:p text:style-name="Standard">nodes/second: <text:s text:c="3"/>658.55880621</text:p>
      <text:p text:style-name="Standard">score of best move: -7.04</text:p>
      <text:p text:style-name="Standard">black makes the move Ra8-c8</text:p>
      <text:p text:style-name="Standard">AI 1 (WHITE) making turn</text:p>
      <text:p text:style-name="Standard">nodes evaluated: 1115</text:p>
      <text:p text:style-name="Standard">thinking time: <text:s text:c="2"/>1.5924639702</text:p>
      <text:p text:style-name="Standard">nodes/second: <text:s text:c="3"/>700.172827063</text:p>
      <text:p text:style-name="Standard">score of best move: 3.251</text:p>
      <text:p text:style-name="Standard">white makes the move Be3-a7</text:p>
      <text:p text:style-name="Standard">AI 2 (BLACK) making turn</text:p>
      <text:p text:style-name="Standard">nodes evaluated: 157</text:p>
      <text:p text:style-name="Standard">thinking time: <text:s text:c="2"/>0.2567601204</text:p>
      <text:p text:style-name="Standard">nodes/second: <text:s text:c="3"/>611.465673721</text:p>
      <text:p text:style-name="Standard">score of best move: -6.399</text:p>
      <text:p text:style-name="Standard">black makes the move Nc6-a7</text:p>
      <text:p text:style-name="Standard">AI 1 (WHITE) making turn</text:p>
      <text:p text:style-name="Standard">nodes evaluated: 1172</text:p>
      <text:p text:style-name="Standard">thinking time: <text:s text:c="2"/>1.6193439960</text:p>
      <text:p text:style-name="Standard">nodes/second: <text:s text:c="3"/>723.749865909</text:p>
      <text:p text:style-name="Standard">score of best move: 1.199</text:p>
      <text:p text:style-name="Standard">white makes the move Nc3-a4</text:p>
      <text:p text:style-name="Standard">AI 2 (BLACK) making turn</text:p>
      <text:p text:style-name="Standard">nodes evaluated: 140</text:p>
      <text:p text:style-name="Standard">thinking time: <text:s text:c="2"/>0.2743320465</text:p>
      <text:p text:style-name="Standard">nodes/second: <text:s text:c="3"/>510.330461868</text:p>
      <text:p text:style-name="Standard">score of best move: -3.39</text:p>
      <text:p text:style-name="Standard">black makes the move Qh5-a5</text:p>
      <text:p text:style-name="Standard">AI 1 (WHITE) making turn</text:p>
      <text:p text:style-name="Standard">nodes evaluated: 186</text:p>
      <text:p text:style-name="Standard">thinking time: <text:s text:c="2"/>0.2924840450</text:p>
      <text:p text:style-name="Standard">nodes/second: <text:s text:c="3"/>635.93212403</text:p>
      <text:p text:style-name="Standard"><text:soft-page-break/>score of best move: 0.242</text:p>
      <text:p text:style-name="Standard">white makes the move Na4-c3</text:p>
      <text:p text:style-name="Standard">AI 2 (BLACK) making turn</text:p>
      <text:p text:style-name="Standard">nodes evaluated: 214</text:p>
      <text:p text:style-name="Standard">thinking time: <text:s text:c="2"/>0.3589310646</text:p>
      <text:p text:style-name="Standard">nodes/second: <text:s text:c="3"/>596.214764066</text:p>
      <text:p text:style-name="Standard">score of best move: -3.619</text:p>
      <text:p text:style-name="Standard">black makes the move Rc8-c3</text:p>
      <text:p text:style-name="Standard">AI 1 (WHITE) making turn</text:p>
      <text:p text:style-name="Standard">nodes evaluated: 137</text:p>
      <text:p text:style-name="Standard">thinking time: <text:s text:c="2"/>0.2221250534</text:p>
      <text:p text:style-name="Standard">nodes/second: <text:s text:c="3"/>616.769688513</text:p>
      <text:p text:style-name="Standard">score of best move: 1.767</text:p>
      <text:p text:style-name="Standard">white makes the move b2-c3</text:p>
      <text:p text:style-name="Standard">AI 2 (BLACK) making turn</text:p>
      <text:p text:style-name="Standard">nodes evaluated: 83</text:p>
      <text:p text:style-name="Standard">thinking time: <text:s text:c="2"/>0.1488959789</text:p>
      <text:p text:style-name="Standard">nodes/second: <text:s text:c="3"/>557.436141646</text:p>
      <text:p text:style-name="Standard">score of best move: -3.089</text:p>
      <text:p text:style-name="Standard">black makes the move Qa5-c3</text:p>
      <text:p text:style-name="Standard">AI 1 (WHITE) making turn</text:p>
      <text:p text:style-name="Standard">nodes evaluated: 46</text:p>
      <text:p text:style-name="Standard">thinking time: <text:s text:c="2"/>0.0853779316</text:p>
      <text:p text:style-name="Standard">nodes/second: <text:s text:c="3"/>538.780913765</text:p>
      <text:p text:style-name="Standard">score of best move: -5.93</text:p>
      <text:p text:style-name="Standard">white makes the move Qd6-d2</text:p>
      <text:p text:style-name="Standard">AI 2 (BLACK) making turn</text:p>
      <text:p text:style-name="Standard">nodes evaluated: 140</text:p>
      <text:p text:style-name="Standard">thinking time: <text:s text:c="2"/>0.2060239315</text:p>
      <text:p text:style-name="Standard">nodes/second: <text:s text:c="3"/>679.532707577</text:p>
      <text:p text:style-name="Standard">score of best move: 1.921</text:p>
      <text:p text:style-name="Standard">black makes the move Qc3-a1</text:p>
      <text:p text:style-name="Standard">AI 1 (WHITE) making turn</text:p>
      <text:p text:style-name="Standard">nodes evaluated: 47</text:p>
      <text:p text:style-name="Standard">thinking time: <text:s text:c="2"/>0.0696349144</text:p>
      <text:p text:style-name="Standard">nodes/second: <text:s text:c="3"/>674.948772555</text:p>
      <text:p text:style-name="Standard">score of best move: -100000</text:p>
      <text:p text:style-name="Standard">white makes the move Qd2-d1</text:p>
      <text:p text:style-name="Standard">AI 2 (BLACK) making turn</text:p>
      <text:p text:style-name="Standard">nodes evaluated: 86</text:p>
      <text:p text:style-name="Standard">thinking time: <text:s text:c="2"/>0.1246330738</text:p>
      <text:p text:style-name="Standard">nodes/second: <text:s text:c="3"/>690.025507462</text:p>
      <text:p text:style-name="Standard">score of best move: 100000</text:p>
      <text:p text:style-name="Standard">black makes the move Qa1-d1</text:p>
      <text:p text:style-name="Standard">&gt;&gt;&gt; runfile(r'/home/atproofer/softdes/homeworkrepo/SoftwareDesign/phoenixchess/Phoenix-Chess/ChessClient.py', wdir=r'/home/atproofer/softdes/homeworkrepo/SoftwareDesign/phoenixchess/Phoenix-Chess')</text:p>
      <text:p text:style-name="Standard">UMD has deleted: ChessBoard, prune_functions, ChessAI, evaluation_functions</text:p>
      <text:p text:style-name="Standard">AI 1 (WHITE) making turn</text:p>
      <text:p text:style-name="Standard"><text:soft-page-break/>nodes evaluated: 119</text:p>
      <text:p text:style-name="Standard">thinking time: <text:s text:c="2"/>0.1660621166</text:p>
      <text:p text:style-name="Standard">nodes/second: <text:s text:c="3"/>716.599320905</text:p>
      <text:p text:style-name="Standard">score of best move: -0.128</text:p>
      <text:p text:style-name="Standard">white makes the move e2-e4</text:p>
      <text:p text:style-name="Standard">AI 2 (BLACK) making turn</text:p>
      <text:p text:style-name="Standard">nodes evaluated: 34283</text:p>
      <text:p text:style-name="Standard">thinking time: <text:s text:c="2"/>47.2793188095</text:p>
      <text:p text:style-name="Standard">nodes/second: <text:s text:c="3"/>725.116200132</text:p>
      <text:p text:style-name="Standard">score of best move: -1.045</text:p>
      <text:p text:style-name="Standard">black makes the move e7-e6</text:p>
      <text:p text:style-name="Standard">AI 1 (WHITE) making turn</text:p>
      <text:p text:style-name="Standard">nodes evaluated: 317</text:p>
      <text:p text:style-name="Standard">thinking time: <text:s text:c="2"/>0.4211959839</text:p>
      <text:p text:style-name="Standard">nodes/second: <text:s text:c="3"/>752.618762114</text:p>
      <text:p text:style-name="Standard">score of best move: -0.094</text:p>
      <text:p text:style-name="Standard">white makes the move d2-d4</text:p>
      <text:p text:style-name="Standard">AI 2 (BLACK) making turn</text:p>
      <text:p text:style-name="Standard">nodes evaluated: 36855</text:p>
      <text:p text:style-name="Standard">thinking time: <text:s text:c="2"/>52.1724188328</text:p>
      <text:p text:style-name="Standard">nodes/second: <text:s text:c="3"/>706.407730838</text:p>
      <text:p text:style-name="Standard">score of best move: -0.199</text:p>
      <text:p text:style-name="Standard">black makes the move Qd8-h4</text:p>
      <text:p text:style-name="Standard">AI 1 (WHITE) making turn</text:p>
      <text:p text:style-name="Standard">nodes evaluated: 753</text:p>
      <text:p text:style-name="Standard">thinking time: <text:s text:c="2"/>1.0964610577</text:p>
      <text:p text:style-name="Standard">nodes/second: <text:s text:c="3"/>686.754896343</text:p>
      <text:p text:style-name="Standard">score of best move: -1.02</text:p>
      <text:p text:style-name="Standard">white makes the move Qd1-f3</text:p>
      <text:p text:style-name="Standard">AI 2 (BLACK) making turn</text:p>
      <text:p text:style-name="Standard">nodes evaluated: 86739</text:p>
      <text:p text:style-name="Standard">thinking time: <text:s text:c="2"/>123.6133129597</text:p>
      <text:p text:style-name="Standard">nodes/second: <text:s text:c="3"/>701.696264935</text:p>
      <text:p text:style-name="Standard">score of best move: -1.011</text:p>
      <text:p text:style-name="Standard">black makes the move Ke8-d8</text:p>
      <text:p text:style-name="Standard">AI 1 (WHITE) making turn</text:p>
      <text:p text:style-name="Standard">nodes evaluated: 215</text:p>
      <text:p text:style-name="Standard">thinking time: <text:s text:c="2"/>0.3753690720</text:p>
      <text:p text:style-name="Standard">nodes/second: <text:s text:c="3"/>572.769618118</text:p>
      <text:p text:style-name="Standard">score of best move: -0.04</text:p>
      <text:p text:style-name="Standard">white makes the move Qf3-f7</text:p>
      <text:p text:style-name="Standard">AI 2 (BLACK) making turn</text:p>
      <text:p text:style-name="Standard">nodes evaluated: 11162</text:p>
      <text:p text:style-name="Standard">thinking time: <text:s text:c="2"/>17.1035358906</text:p>
      <text:p text:style-name="Standard">nodes/second: <text:s text:c="3"/>652.613592383</text:p>
      <text:p text:style-name="Standard">score of best move: -0.186</text:p>
      <text:p text:style-name="Standard">black makes the move Qh4-e4</text:p>
      <text:p text:style-name="Standard">AI 1 (WHITE) making turn</text:p>
      <text:p text:style-name="Standard">nodes evaluated: 181</text:p>
      <text:p text:style-name="Standard"><text:soft-page-break/>thinking time: <text:s text:c="2"/>0.2673130035</text:p>
      <text:p text:style-name="Standard">nodes/second: <text:s text:c="3"/>677.10884844</text:p>
      <text:p text:style-name="Standard">score of best move: -1.07</text:p>
      <text:p text:style-name="Standard">white makes the move Ke1-d1</text:p>
      <text:p text:style-name="Standard">AI 2 (BLACK) making turn</text:p>
      <text:p text:style-name="Standard">nodes evaluated: 14863</text:p>
      <text:p text:style-name="Standard">thinking time: <text:s text:c="2"/>23.1375000477</text:p>
      <text:p text:style-name="Standard">nodes/second: <text:s text:c="3"/>642.377092139</text:p>
      <text:p text:style-name="Standard">score of best move: 0.771</text:p>
      <text:p text:style-name="Standard">black makes the move Qe4-d4</text:p>
      <text:p text:style-name="Standard">AI 1 (WHITE) making turn</text:p>
      <text:p text:style-name="Standard">nodes evaluated: 112</text:p>
      <text:p text:style-name="Standard">thinking time: <text:s text:c="2"/>0.1775479317</text:p>
      <text:p text:style-name="Standard">nodes/second: <text:s text:c="3"/>630.81557158</text:p>
      <text:p text:style-name="Standard">score of best move: -2.06</text:p>
      <text:p text:style-name="Standard">white makes the move Kd1-e1</text:p>
      <text:p text:style-name="Standard">AI 2 (BLACK) making turn</text:p>
      <text:p text:style-name="Standard">nodes evaluated: 29656</text:p>
      <text:p text:style-name="Standard">thinking time: <text:s text:c="2"/>45.5665719509</text:p>
      <text:p text:style-name="Standard">nodes/second: <text:s text:c="3"/>650.827980475</text:p>
      <text:p text:style-name="Standard">score of best move: 0.838</text:p>
      <text:p text:style-name="Standard">black makes the move Ng8-f6</text:p>
      <text:p text:style-name="Standard">AI 1 (WHITE) making turn</text:p>
      <text:p text:style-name="Standard">nodes evaluated: 799</text:p>
      <text:p text:style-name="Standard">thinking time: <text:s text:c="2"/>1.2824289799</text:p>
      <text:p text:style-name="Standard">nodes/second: <text:s text:c="3"/>623.036450782</text:p>
      <text:p text:style-name="Standard">score of best move: -2.05</text:p>
      <text:p text:style-name="Standard">white makes the move Ng1-f3</text:p>
      <text:p text:style-name="Standard">AI 2 (BLACK) making turn</text:p>
      <text:p text:style-name="Standard">nodes evaluated: 48977</text:p>
      <text:p text:style-name="Standard">thinking time: <text:s text:c="2"/>72.9434380531</text:p>
      <text:p text:style-name="Standard">nodes/second: <text:s text:c="3"/>671.43805265</text:p>
      <text:p text:style-name="Standard">score of best move: 0.79</text:p>
      <text:p text:style-name="Standard">black makes the move Bf8-b4</text:p>
      <text:p text:style-name="Standard">AI 1 (WHITE) making turn</text:p>
      <text:p text:style-name="Standard">nodes evaluated: 294</text:p>
      <text:p text:style-name="Standard">thinking time: <text:s text:c="2"/>0.4656469822</text:p>
      <text:p text:style-name="Standard">nodes/second: <text:s text:c="3"/>631.379588493</text:p>
      <text:p text:style-name="Standard">score of best move: -2.055</text:p>
      <text:p text:style-name="Standard">white makes the move c2-c3</text:p>
      <text:p text:style-name="Standard">AI 2 (BLACK) making turn</text:p>
      <text:p text:style-name="Standard">nodes evaluated: 177085</text:p>
      <text:p text:style-name="Standard">thinking time: <text:s text:c="2"/>264.2957580090</text:p>
      <text:p text:style-name="Standard">nodes/second: <text:s text:c="3"/>670.025888172</text:p>
      <text:p text:style-name="Standard">score of best move: -1.522</text:p>
      <text:p text:style-name="Standard">black makes the move Qd4-e4</text:p>
      <text:p text:style-name="Standard">AI 1 (WHITE) making turn</text:p>
      <text:p text:style-name="Standard">nodes evaluated: 136</text:p>
      <text:p text:style-name="Standard">thinking time: <text:s text:c="2"/>0.2147519588</text:p>
      <text:p text:style-name="Standard"><text:soft-page-break/>nodes/second: <text:s text:c="3"/>633.288751964</text:p>
      <text:p text:style-name="Standard">score of best move: -4.119</text:p>
      <text:p text:style-name="Standard">white makes the move Ke1-d1</text:p>
      <text:p text:style-name="Standard">AI 2 (BLACK) making turn</text:p>
      <text:p text:style-name="Standard">nodes evaluated: 123136</text:p>
      <text:p text:style-name="Standard">thinking time: <text:s text:c="2"/>183.9575300217</text:p>
      <text:p text:style-name="Standard">nodes/second: <text:s text:c="3"/>669.371892444</text:p>
      <text:p text:style-name="Standard">score of best move: -0.086</text:p>
      <text:p text:style-name="Standard">black makes the move Bb4-c5</text:p>
      <text:p text:style-name="Standard">AI 1 (WHITE) making turn</text:p>
      <text:p text:style-name="Standard">nodes evaluated: 634</text:p>
      <text:p text:style-name="Standard">thinking time: <text:s text:c="2"/>0.9636440277</text:p>
      <text:p text:style-name="Standard">nodes/second: <text:s text:c="3"/>657.919295683</text:p>
      <text:p text:style-name="Standard">score of best move: -3.137</text:p>
      <text:p text:style-name="Standard">white makes the move Qf7-g7</text:p>
      <text:p text:style-name="Standard">AI 2 (BLACK) making turn</text:p>
      <text:p text:style-name="Standard">nodes evaluated: 253562</text:p>
      <text:p text:style-name="Standard">thinking time: <text:s text:c="2"/>379.3290719986</text:p>
      <text:p text:style-name="Standard">nodes/second: <text:s text:c="3"/>668.448633963</text:p>
      <text:p text:style-name="Standard">score of best move: -3.054</text:p>
      <text:p text:style-name="Standard">black makes the move Qe4-d5</text:p>
      <text:p text:style-name="Standard">AI 1 (WHITE) making turn</text:p>
      <text:p text:style-name="Standard">nodes evaluated: 297</text:p>
      <text:p text:style-name="Standard">thinking time: <text:s text:c="2"/>0.4344770908</text:p>
      <text:p text:style-name="Standard">nodes/second: <text:s text:c="3"/>683.58034581</text:p>
      <text:p text:style-name="Standard">score of best move: -3.035</text:p>
      <text:p text:style-name="Standard">white makes the move Nf3-d2</text:p>
      <text:p text:style-name="Standard">AI 2 (BLACK) making turn</text:p>
      <text:p text:style-name="Standard">nodes evaluated: 165182</text:p>
      <text:p text:style-name="Standard">thinking time: <text:s text:c="2"/>242.6564049721</text:p>
      <text:p text:style-name="Standard">nodes/second: <text:s text:c="3"/>680.723840852</text:p>
      <text:p text:style-name="Standard">score of best move: -3.059</text:p>
      <text:p text:style-name="Standard">black makes the move Rh8-f8</text:p>
      <text:p text:style-name="Standard">AI 1 (WHITE) making turn</text:p>
      <text:p text:style-name="Standard">nodes evaluated: 1036</text:p>
      <text:p text:style-name="Standard">thinking time: <text:s text:c="2"/>1.5210471153</text:p>
      <text:p text:style-name="Standard">nodes/second: <text:s text:c="3"/>681.10973655</text:p>
      <text:p text:style-name="Standard">score of best move: -3.025</text:p>
      <text:p text:style-name="Standard">white makes the move Qg7-h6</text:p>
      <text:p text:style-name="Standard">AI 2 (BLACK) making turn</text:p>
      <text:p text:style-name="Standard">nodes evaluated: 57480</text:p>
      <text:p text:style-name="Standard">thinking time: <text:s text:c="2"/>83.5948870182</text:p>
      <text:p text:style-name="Standard">nodes/second: <text:s text:c="3"/>687.60186239</text:p>
      <text:p text:style-name="Standard">score of best move: -0.096</text:p>
      <text:p text:style-name="Standard">black makes the move Qd5-h5</text:p>
      <text:p text:style-name="Standard">AI 1 (WHITE) making turn</text:p>
      <text:p text:style-name="Standard">nodes evaluated: 44</text:p>
      <text:p text:style-name="Standard">thinking time: <text:s text:c="2"/>0.0663671494</text:p>
      <text:p text:style-name="Standard">nodes/second: <text:s text:c="3"/>662.978603555</text:p>
      <text:p text:style-name="Standard"><text:soft-page-break/>score of best move: -0.194</text:p>
      <text:p text:style-name="Standard">white makes the move Qh6-h5</text:p>
      <text:p text:style-name="Standard">AI 2 (BLACK) making turn</text:p>
      <text:p text:style-name="Standard">nodes evaluated: 5398</text:p>
      <text:p text:style-name="Standard">thinking time: <text:s text:c="2"/>8.0893819332</text:p>
      <text:p text:style-name="Standard">nodes/second: <text:s text:c="3"/>667.294491046</text:p>
      <text:p text:style-name="Standard">score of best move: -0.151</text:p>
      <text:p text:style-name="Standard">black makes the move Nf6-h5</text:p>
      <text:p text:style-name="Standard">AI 1 (WHITE) making turn</text:p>
      <text:p text:style-name="Standard">nodes evaluated: 577</text:p>
      <text:p text:style-name="Standard">thinking time: <text:s text:c="2"/>0.7595589161</text:p>
      <text:p text:style-name="Standard">nodes/second: <text:s text:c="3"/>759.65140791</text:p>
      <text:p text:style-name="Standard">score of best move: -1.094</text:p>
      <text:p text:style-name="Standard">white makes the move Nd2-e4</text:p>
      <text:p text:style-name="Standard">AI 2 (BLACK) making turn</text:p>
      <text:p text:style-name="Standard">nodes evaluated: 48379</text:p>
      <text:p text:style-name="Standard">thinking time: <text:s text:c="2"/>66.8310229778</text:p>
      <text:p text:style-name="Standard">nodes/second: <text:s text:c="3"/>723.900336166</text:p>
      <text:p text:style-name="Standard">score of best move: -0.226</text:p>
      <text:p text:style-name="Standard">black makes the move Bc5-e7</text:p>
      <text:p text:style-name="Standard">AI 1 (WHITE) making turn</text:p>
      <text:p text:style-name="Standard">nodes evaluated: 857</text:p>
      <text:p text:style-name="Standard">thinking time: <text:s text:c="2"/>1.3231000900</text:p>
      <text:p text:style-name="Standard">nodes/second: <text:s text:c="3"/>647.721216603</text:p>
      <text:p text:style-name="Standard">score of best move: -1.01</text:p>
      <text:p text:style-name="Standard">white makes the move Bf1-e2</text:p>
      <text:p text:style-name="Standard">AI 2 (BLACK) making turn</text:p>
      <text:p text:style-name="Standard">nodes evaluated: 169361</text:p>
      <text:p text:style-name="Standard">thinking time: <text:s text:c="2"/>230.5227000713</text:p>
      <text:p text:style-name="Standard">nodes/second: <text:s text:c="3"/>734.682527784</text:p>
      <text:p text:style-name="Standard">score of best move: -0.138</text:p>
      <text:p text:style-name="Standard">black makes the move Nh5-f4</text:p>
      <text:p text:style-name="Standard">AI 1 (WHITE) making turn</text:p>
      <text:p text:style-name="Standard">nodes evaluated: 373</text:p>
      <text:p text:style-name="Standard">thinking time: <text:s text:c="2"/>0.5111160278</text:p>
      <text:p text:style-name="Standard">nodes/second: <text:s text:c="3"/>729.775588494</text:p>
      <text:p text:style-name="Standard">score of best move: -0.273</text:p>
      <text:p text:style-name="Standard">white makes the move Bc1-f4</text:p>
      <text:p text:style-name="Standard">AI 2 (BLACK) making turn</text:p>
      <text:p text:style-name="Standard">nodes evaluated: 3900</text:p>
      <text:p text:style-name="Standard">thinking time: <text:s text:c="2"/>5.7312760353</text:p>
      <text:p text:style-name="Standard">nodes/second: <text:s text:c="3"/>680.476734321</text:p>
      <text:p text:style-name="Standard">score of best move: 0.053</text:p>
      <text:p text:style-name="Standard">black makes the move Rf8-f4</text:p>
      <text:p text:style-name="Standard">AI 1 (WHITE) making turn</text:p>
      <text:p text:style-name="Standard">nodes evaluated: 229</text:p>
      <text:p text:style-name="Standard">thinking time: <text:s text:c="2"/>0.3098130226</text:p>
      <text:p text:style-name="Standard">nodes/second: <text:s text:c="3"/>739.155501174</text:p>
      <text:p text:style-name="Standard">score of best move: -1.301</text:p>
      <text:p text:style-name="Standard"><text:soft-page-break/>white makes the move Ne4-d2</text:p>
      <text:p text:style-name="Standard">AI 2 (BLACK) making turn</text:p>
      <text:p text:style-name="Standard">nodes evaluated: 13211</text:p>
      <text:p text:style-name="Standard">thinking time: <text:s text:c="2"/>18.7225110531</text:p>
      <text:p text:style-name="Standard">nodes/second: <text:s text:c="3"/>705.621161742</text:p>
      <text:p text:style-name="Standard">score of best move: 0.25</text:p>
      <text:p text:style-name="Standard">black makes the move Rf4-f2</text:p>
      <text:p text:style-name="Standard">AI 1 (WHITE) making turn</text:p>
      <text:p text:style-name="Standard">nodes evaluated: 717</text:p>
      <text:p text:style-name="Standard">thinking time: <text:s text:c="2"/>0.9704658985</text:p>
      <text:p text:style-name="Standard">nodes/second: <text:s text:c="3"/>738.820396572</text:p>
      <text:p text:style-name="Standard">score of best move: -4.266</text:p>
      <text:p text:style-name="Standard">white makes the move Be2-d3</text:p>
      <text:p text:style-name="Standard">AI 2 (BLACK) making turn</text:p>
      <text:p text:style-name="Standard">nodes evaluated: 11998</text:p>
      <text:p text:style-name="Standard">thinking time: <text:s text:c="2"/>16.2375280857</text:p>
      <text:p text:style-name="Standard">nodes/second: <text:s text:c="3"/>738.905573353</text:p>
      <text:p text:style-name="Standard">score of best move: 1.195</text:p>
      <text:p text:style-name="Standard">black makes the move Rf2-g2</text:p>
      <text:p text:style-name="Standard">AI 1 (WHITE) making turn</text:p>
      <text:p text:style-name="Standard">nodes evaluated: 438</text:p>
      <text:p text:style-name="Standard">thinking time: <text:s text:c="2"/>0.5787889957</text:p>
      <text:p text:style-name="Standard">nodes/second: <text:s text:c="3"/>756.752466307</text:p>
      <text:p text:style-name="Standard">score of best move: -3.267</text:p>
      <text:p text:style-name="Standard">white makes the move Nd2-f3</text:p>
      <text:p text:style-name="Standard">AI 2 (BLACK) making turn</text:p>
      <text:p text:style-name="Standard">nodes evaluated: 28469</text:p>
      <text:p text:style-name="Standard">thinking time: <text:s text:c="2"/>38.5910670757</text:p>
      <text:p text:style-name="Standard">nodes/second: <text:s text:c="3"/>737.709583001</text:p>
      <text:p text:style-name="Standard">score of best move: 2.135</text:p>
      <text:p text:style-name="Standard">black makes the move Rg2-b2</text:p>
      <text:p text:style-name="Standard">AI 1 (WHITE) making turn</text:p>
      <text:p text:style-name="Standard">nodes evaluated: 539</text:p>
      <text:p text:style-name="Standard">thinking time: <text:s text:c="2"/>0.7220621109</text:p>
      <text:p text:style-name="Standard">nodes/second: <text:s text:c="3"/>746.473179887</text:p>
      <text:p text:style-name="Standard">score of best move: -5.299</text:p>
      <text:p text:style-name="Standard">white makes the move Bd3-h7</text:p>
      <text:p text:style-name="Standard">AI 2 (BLACK) making turn</text:p>
      <text:p text:style-name="Standard">nodes evaluated: 53084</text:p>
      <text:p text:style-name="Standard">thinking time: <text:s text:c="2"/>71.9858632088</text:p>
      <text:p text:style-name="Standard">nodes/second: <text:s text:c="3"/>737.422566512</text:p>
      <text:p text:style-name="Standard">score of best move: 1.999</text:p>
      <text:p text:style-name="Standard">black makes the move Rb2-b6</text:p>
      <text:p text:style-name="Standard">AI 1 (WHITE) making turn</text:p>
      <text:p text:style-name="Standard">nodes evaluated: 424</text:p>
      <text:p text:style-name="Standard">thinking time: <text:s text:c="2"/>0.5810661316</text:p>
      <text:p text:style-name="Standard">nodes/second: <text:s text:c="3"/>729.693191442</text:p>
      <text:p text:style-name="Standard">score of best move: -2.312</text:p>
      <text:p text:style-name="Standard">white makes the move Nb1-d2</text:p>
      <text:p text:style-name="Standard"><text:soft-page-break/>AI 2 (BLACK) making turn</text:p>
      <text:p text:style-name="Standard">nodes evaluated: 25079</text:p>
      <text:p text:style-name="Standard">thinking time: <text:s text:c="2"/>33.5981428623</text:p>
      <text:p text:style-name="Standard">nodes/second: <text:s text:c="3"/>746.440066725</text:p>
      <text:p text:style-name="Standard">score of best move: 1.99</text:p>
      <text:p text:style-name="Standard">black makes the move Be7-f6</text:p>
      <text:p text:style-name="Standard">AI 1 (WHITE) making turn</text:p>
      <text:p text:style-name="Standard">nodes evaluated: 736</text:p>
      <text:p text:style-name="Standard">thinking time: <text:s text:c="2"/>0.9598898888</text:p>
      <text:p text:style-name="Standard">nodes/second: <text:s text:c="3"/>766.754612811</text:p>
      <text:p text:style-name="Standard">score of best move: -3.171</text:p>
      <text:p text:style-name="Standard">white makes the move Kd1-e2</text:p>
      <text:p text:style-name="Standard">AI 2 (BLACK) making turn</text:p>
      <text:p text:style-name="Standard">nodes evaluated: 12725</text:p>
      <text:p text:style-name="Standard">thinking time: <text:s text:c="2"/>18.2669069767</text:p>
      <text:p text:style-name="Standard">nodes/second: <text:s text:c="3"/>696.614923163</text:p>
      <text:p text:style-name="Standard">score of best move: 2.739</text:p>
      <text:p text:style-name="Standard">black makes the move Bf6-c3</text:p>
      <text:p text:style-name="Standard">AI 1 (WHITE) making turn</text:p>
      <text:p text:style-name="Standard">nodes evaluated: 219</text:p>
      <text:p text:style-name="Standard">thinking time: <text:s text:c="2"/>0.3003480434</text:p>
      <text:p text:style-name="Standard">nodes/second: <text:s text:c="3"/>729.154075686</text:p>
      <text:p text:style-name="Standard">score of best move: -6.187</text:p>
      <text:p text:style-name="Standard">white makes the move Ra1-c1</text:p>
      <text:p text:style-name="Standard">AI 2 (BLACK) making turn</text:p>
      <text:p text:style-name="Standard">nodes evaluated: 104665</text:p>
      <text:p text:style-name="Standard">thinking time: <text:s text:c="2"/>141.3656859398</text:p>
      <text:p text:style-name="Standard">nodes/second: <text:s text:c="3"/>740.384763843</text:p>
      <text:p text:style-name="Standard">score of best move: 2.035</text:p>
      <text:p text:style-name="Standard">black makes the move Bc3-f6</text:p>
      <text:p text:style-name="Standard">AI 1 (WHITE) making turn</text:p>
      <text:p text:style-name="Standard">nodes evaluated: 429</text:p>
      <text:p text:style-name="Standard">thinking time: <text:s text:c="2"/>0.5820980072</text:p>
      <text:p text:style-name="Standard">nodes/second: <text:s text:c="3"/>736.989295088</text:p>
      <text:p text:style-name="Standard">score of best move: -3.188</text:p>
      <text:p text:style-name="Standard">white makes the move Rh1-g1</text:p>
      <text:p text:style-name="Standard">AI 2 (BLACK) making turn</text:p>
      <text:p text:style-name="Standard">nodes evaluated: 67704</text:p>
      <text:p text:style-name="Standard">thinking time: <text:s text:c="2"/>92.4017548561</text:p>
      <text:p text:style-name="Standard">nodes/second: <text:s text:c="3"/>732.713357072</text:p>
      <text:p text:style-name="Standard">score of best move: -0.05</text:p>
      <text:p text:style-name="Standard">black makes the move c7-c6</text:p>
      <text:p text:style-name="Standard">AI 1 (WHITE) making turn</text:p>
      <text:p text:style-name="Standard">nodes evaluated: 214</text:p>
      <text:p text:style-name="Standard">thinking time: <text:s text:c="2"/>0.3011729717</text:p>
      <text:p text:style-name="Standard">nodes/second: <text:s text:c="3"/>710.555129745</text:p>
      <text:p text:style-name="Standard">score of best move: -3.075</text:p>
      <text:p text:style-name="Standard">white makes the move Rg1-g8</text:p>
      <text:p text:style-name="Standard">AI 2 (BLACK) making turn</text:p>
      <text:p text:style-name="Standard"><text:soft-page-break/>nodes evaluated: 5950</text:p>
      <text:p text:style-name="Standard">thinking time: <text:s text:c="2"/>8.2211959362</text:p>
      <text:p text:style-name="Standard">nodes/second: <text:s text:c="3"/>723.738984714</text:p>
      <text:p text:style-name="Standard">score of best move: -0.05</text:p>
      <text:p text:style-name="Standard">black makes the move Kd8-c7</text:p>
      <text:p text:style-name="Standard">AI 1 (WHITE) making turn</text:p>
      <text:p text:style-name="Standard">nodes evaluated: 340</text:p>
      <text:p text:style-name="Standard">thinking time: <text:s text:c="2"/>0.4613680840</text:p>
      <text:p text:style-name="Standard">nodes/second: <text:s text:c="3"/>736.938708647</text:p>
      <text:p text:style-name="Standard">score of best move: -3.094</text:p>
      <text:p text:style-name="Standard">white makes the move Rg8-g4</text:p>
      <text:p text:style-name="Standard">AI 2 (BLACK) making turn</text:p>
      <text:p text:style-name="Standard">nodes evaluated: 106248</text:p>
      <text:p text:style-name="Standard">thinking time: <text:s text:c="2"/>148.8346002102</text:p>
      <text:p text:style-name="Standard">nodes/second: <text:s text:c="3"/>713.86626396</text:p>
      <text:p text:style-name="Standard">score of best move: 0.976</text:p>
      <text:p text:style-name="Standard">black makes the move Rb6-b2</text:p>
      <text:p text:style-name="Standard">AI 1 (WHITE) making turn</text:p>
      <text:p text:style-name="Standard">nodes evaluated: 937</text:p>
      <text:p text:style-name="Standard">thinking time: <text:s text:c="2"/>1.3243291378</text:p>
      <text:p text:style-name="Standard">nodes/second: <text:s text:c="3"/>707.528040616</text:p>
      <text:p text:style-name="Standard">score of best move: -6.13</text:p>
      <text:p text:style-name="Standard">white makes the move Ke2-e3</text:p>
      <text:p text:style-name="Standard">AI 2 (BLACK) making turn</text:p>
      <text:p text:style-name="Standard">nodes evaluated: 22989</text:p>
      <text:p text:style-name="Standard">thinking time: <text:s text:c="2"/>32.7693300247</text:p>
      <text:p text:style-name="Standard">nodes/second: <text:s text:c="3"/>701.54012861</text:p>
      <text:p text:style-name="Standard">score of best move: 3.204</text:p>
      <text:p text:style-name="Standard">black makes the move Rb2-a2</text:p>
      <text:p text:style-name="Standard">AI 1 (WHITE) making turn</text:p>
      <text:p text:style-name="Standard">nodes evaluated: 1017</text:p>
      <text:p text:style-name="Standard">thinking time: <text:s text:c="2"/>1.5461499691</text:p>
      <text:p text:style-name="Standard">nodes/second: <text:s text:c="3"/>657.762843401</text:p>
      <text:p text:style-name="Standard">score of best move: -5.056</text:p>
      <text:p text:style-name="Standard">white makes the move Nd2-b3</text:p>
      <text:p text:style-name="Standard">AI 2 (BLACK) making turn</text:p>
      <text:p text:style-name="Standard">nodes evaluated: 68177</text:p>
      <text:p text:style-name="Standard">thinking time: <text:s text:c="2"/>96.2244069576</text:p>
      <text:p text:style-name="Standard">nodes/second: <text:s text:c="3"/>708.520864462</text:p>
      <text:p text:style-name="Standard">score of best move: 3.204</text:p>
      <text:p text:style-name="Standard">black makes the move Ra2-a3</text:p>
      <text:p text:style-name="Standard">AI 1 (WHITE) making turn</text:p>
      <text:p text:style-name="Standard">nodes evaluated: 998</text:p>
      <text:p text:style-name="Standard">thinking time: <text:s text:c="2"/>1.4995360374</text:p>
      <text:p text:style-name="Standard">nodes/second: <text:s text:c="3"/>665.539190175</text:p>
      <text:p text:style-name="Standard">score of best move: -7.12</text:p>
      <text:p text:style-name="Standard">white makes the move Ke3-f2</text:p>
      <text:p text:style-name="Standard">AI 2 (BLACK) making turn</text:p>
      <text:p text:style-name="Standard">nodes evaluated: 10672</text:p>
      <text:p text:style-name="Standard"><text:soft-page-break/>thinking time: <text:s text:c="2"/>15.2588670254</text:p>
      <text:p text:style-name="Standard">nodes/second: <text:s text:c="3"/>699.39661852</text:p>
      <text:p text:style-name="Standard">score of best move: 6.214</text:p>
      <text:p text:style-name="Standard">black makes the move Ra3-b3</text:p>
      <text:p text:style-name="Standard">AI 1 (WHITE) making turn</text:p>
      <text:p text:style-name="Standard">nodes evaluated: 246</text:p>
      <text:p text:style-name="Standard">thinking time: <text:s text:c="2"/>0.3969759941</text:p>
      <text:p text:style-name="Standard">nodes/second: <text:s text:c="3"/>619.684826412</text:p>
      <text:p text:style-name="Standard">score of best move: -7.371</text:p>
      <text:p text:style-name="Standard">white makes the move Nf3-g1</text:p>
      <text:p text:style-name="Standard">AI 2 (BLACK) making turn</text:p>
      <text:p text:style-name="Standard">nodes evaluated: 63763</text:p>
      <text:p text:style-name="Standard">thinking time: <text:s text:c="2"/>88.5053410530</text:p>
      <text:p text:style-name="Standard">nodes/second: <text:s text:c="3"/>720.442396373</text:p>
      <text:p text:style-name="Standard">score of best move: 7.016</text:p>
      <text:p text:style-name="Standard">black makes the move Bf6-e5</text:p>
      <text:p text:style-name="Standard">AI 1 (WHITE) making turn</text:p>
      <text:p text:style-name="Standard">nodes evaluated: 829</text:p>
      <text:p text:style-name="Standard">thinking time: <text:s text:c="2"/>1.2295920849</text:p>
      <text:p text:style-name="Standard">nodes/second: <text:s text:c="3"/>674.207332815</text:p>
      <text:p text:style-name="Standard">score of best move: -7.371</text:p>
      <text:p text:style-name="Standard">white makes the move h2-h4</text:p>
      <text:p text:style-name="Standard">AI 2 (BLACK) making turn</text:p>
      <text:p text:style-name="Standard">nodes evaluated: 73827</text:p>
      <text:p text:style-name="Standard">thinking time: <text:s text:c="2"/>102.8018269539</text:p>
      <text:p text:style-name="Standard">nodes/second: <text:s text:c="3"/>718.148715714</text:p>
      <text:p text:style-name="Standard">score of best move: 6.224</text:p>
      <text:p text:style-name="Standard">black makes the move Rb3-b6</text:p>
      <text:p text:style-name="Standard">AI 1 (WHITE) making turn</text:p>
      <text:p text:style-name="Standard">nodes evaluated: 426</text:p>
      <text:p text:style-name="Standard">thinking time: <text:s text:c="2"/>0.6044528484</text:p>
      <text:p text:style-name="Standard">nodes/second: <text:s text:c="3"/>704.769612888</text:p>
      <text:p text:style-name="Standard">score of best move: -7.267</text:p>
      <text:p text:style-name="Standard">white makes the move Kf2-f1</text:p>
      <text:p text:style-name="Standard">AI 2 (BLACK) making turn</text:p>
      <text:p text:style-name="Standard">nodes evaluated: 54925</text:p>
      <text:p text:style-name="Standard">thinking time: <text:s text:c="2"/>74.4552810192</text:p>
      <text:p text:style-name="Standard">nodes/second: <text:s text:c="3"/>737.691124768</text:p>
      <text:p text:style-name="Standard">score of best move: 6.224</text:p>
      <text:p text:style-name="Standard">black makes the move Be5-h2</text:p>
      <text:p text:style-name="Standard">AI 1 (WHITE) making turn</text:p>
      <text:p text:style-name="Standard">nodes evaluated: 181</text:p>
      <text:p text:style-name="Standard">thinking time: <text:s text:c="2"/>0.2614581585</text:p>
      <text:p text:style-name="Standard">nodes/second: <text:s text:c="3"/>692.271379265</text:p>
      <text:p text:style-name="Standard">score of best move: -7.168</text:p>
      <text:p text:style-name="Standard">white makes the move Ng1-f3</text:p>
      <text:p text:style-name="Standard">AI 2 (BLACK) making turn</text:p>
      <text:p text:style-name="Standard">nodes evaluated: 35286</text:p>
      <text:p text:style-name="Standard">thinking time: <text:s text:c="2"/>47.8632898331</text:p>
      <text:p text:style-name="Standard"><text:soft-page-break/>nodes/second: <text:s text:c="3"/>737.224710693</text:p>
      <text:p text:style-name="Standard">score of best move: 3.95</text:p>
      <text:p text:style-name="Standard">black makes the move Bh2-d6</text:p>
      <text:p text:style-name="Standard">AI 1 (WHITE) making turn</text:p>
      <text:p text:style-name="Standard">nodes evaluated: 343</text:p>
      <text:p text:style-name="Standard">thinking time: <text:s text:c="2"/>0.4651691914</text:p>
      <text:p text:style-name="Standard">nodes/second: <text:s text:c="3"/>737.36611618</text:p>
      <text:p text:style-name="Standard">score of best move: -7.155</text:p>
      <text:p text:style-name="Standard">white makes the move h4-h5</text:p>
      <text:p text:style-name="Standard">AI 2 (BLACK) making turn</text:p>
      <text:p text:style-name="Standard">nodes evaluated: 42515</text:p>
      <text:p text:style-name="Standard">thinking time: <text:s text:c="2"/>57.2630958557</text:p>
      <text:p text:style-name="Standard">nodes/second: <text:s text:c="3"/>742.450252902</text:p>
      <text:p text:style-name="Standard">score of best move: 6.149</text:p>
      <text:p text:style-name="Standard">black makes the move Rb6-b3</text:p>
      <text:p text:style-name="Standard">AI 1 (WHITE) making turn</text:p>
      <text:p text:style-name="Standard">nodes evaluated: 159</text:p>
      <text:p text:style-name="Standard">thinking time: <text:s text:c="2"/>0.2599279881</text:p>
      <text:p text:style-name="Standard">nodes/second: <text:s text:c="3"/>611.707885678</text:p>
      <text:p text:style-name="Standard">score of best move: -7.366</text:p>
      <text:p text:style-name="Standard">white makes the move Nf3-g1</text:p>
      <text:p text:style-name="Standard">AI 2 (BLACK) making turn</text:p>
      <text:p text:style-name="Standard">nodes evaluated: 50870</text:p>
      <text:p text:style-name="Standard">thinking time: <text:s text:c="2"/>69.0334138870</text:p>
      <text:p text:style-name="Standard">nodes/second: <text:s text:c="3"/>736.889531253</text:p>
      <text:p text:style-name="Standard">score of best move: 6.807</text:p>
      <text:p text:style-name="Standard">black makes the move Bd6-h2</text:p>
      <text:p text:style-name="Standard">AI 1 (WHITE) making turn</text:p>
      <text:p text:style-name="Standard">nodes evaluated: 388</text:p>
      <text:p text:style-name="Standard">thinking time: <text:s text:c="2"/>0.5384020805</text:p>
      <text:p text:style-name="Standard">nodes/second: <text:s text:c="3"/>720.651004197</text:p>
      <text:p text:style-name="Standard">score of best move: -7.38</text:p>
      <text:p text:style-name="Standard">white makes the move Ng1-e2</text:p>
      <text:p text:style-name="Standard">AI 2 (BLACK) making turn</text:p>
      <text:p text:style-name="Standard">nodes evaluated: 27953</text:p>
      <text:p text:style-name="Standard">thinking time: <text:s text:c="2"/>38.5632719994</text:p>
      <text:p text:style-name="Standard">nodes/second: <text:s text:c="3"/>724.860691294</text:p>
      <text:p text:style-name="Standard">score of best move: 6.767</text:p>
      <text:p text:style-name="Standard">black makes the move Rb3-h3</text:p>
      <text:p text:style-name="Standard">AI 1 (WHITE) making turn</text:p>
      <text:p text:style-name="Standard">nodes evaluated: 518</text:p>
      <text:p text:style-name="Standard">thinking time: <text:s text:c="2"/>0.6784591675</text:p>
      <text:p text:style-name="Standard">nodes/second: <text:s text:c="3"/>763.494731634</text:p>
      <text:p text:style-name="Standard">score of best move: -8.059</text:p>
      <text:p text:style-name="Standard">white makes the move Rc1-c5</text:p>
      <text:p text:style-name="Standard">AI 2 (BLACK) making turn</text:p>
      <text:p text:style-name="Standard">nodes evaluated: 18456</text:p>
      <text:p text:style-name="Standard">thinking time: <text:s text:c="2"/>25.6053249836</text:p>
      <text:p text:style-name="Standard">nodes/second: <text:s text:c="3"/>720.787571016</text:p>
      <text:p text:style-name="Standard"><text:soft-page-break/>score of best move: 7.084</text:p>
      <text:p text:style-name="Standard">black makes the move Nb8-a6</text:p>
      <text:p text:style-name="Standard">AI 1 (WHITE) making turn</text:p>
      <text:p text:style-name="Standard">nodes evaluated: 346</text:p>
      <text:p text:style-name="Standard">thinking time: <text:s text:c="2"/>0.4980449677</text:p>
      <text:p text:style-name="Standard">nodes/second: <text:s text:c="3"/>694.716386016</text:p>
      <text:p text:style-name="Standard">score of best move: -8.103</text:p>
      <text:p text:style-name="Standard">white makes the move Rc5-g5</text:p>
      <text:p text:style-name="Standard">AI 2 (BLACK) making turn</text:p>
      <text:p text:style-name="Standard">nodes evaluated: 38974</text:p>
      <text:p text:style-name="Standard">thinking time: <text:s text:c="2"/>52.7932388783</text:p>
      <text:p text:style-name="Standard">nodes/second: <text:s text:c="3"/>738.238471973</text:p>
      <text:p text:style-name="Standard">score of best move: 7.026</text:p>
      <text:p text:style-name="Standard">black makes the move Rh3-a3</text:p>
      <text:p text:style-name="Standard">AI 1 (WHITE) making turn</text:p>
      <text:p text:style-name="Standard">nodes evaluated: 441</text:p>
      <text:p text:style-name="Standard">thinking time: <text:s text:c="2"/>0.6064109802</text:p>
      <text:p text:style-name="Standard">nodes/second: <text:s text:c="3"/>727.22957595</text:p>
      <text:p text:style-name="Standard">score of best move: -7.313</text:p>
      <text:p text:style-name="Standard">white makes the move Kf1-e1</text:p>
      <text:p text:style-name="Standard">AI 2 (BLACK) making turn</text:p>
      <text:p text:style-name="Standard">nodes evaluated: 24864</text:p>
      <text:p text:style-name="Standard">thinking time: <text:s text:c="2"/>33.9424350262</text:p>
      <text:p text:style-name="Standard">nodes/second: <text:s text:c="3"/>732.534362394</text:p>
      <text:p text:style-name="Standard">score of best move: 7.048</text:p>
      <text:p text:style-name="Standard">black makes the move Ra3-a1</text:p>
      <text:p text:style-name="Standard">AI 1 (WHITE) making turn</text:p>
      <text:p text:style-name="Standard">nodes evaluated: 83</text:p>
      <text:p text:style-name="Standard">thinking time: <text:s text:c="2"/>0.1378870010</text:p>
      <text:p text:style-name="Standard">nodes/second: <text:s text:c="3"/>601.942165508</text:p>
      <text:p text:style-name="Standard">score of best move: -7.32</text:p>
      <text:p text:style-name="Standard">white makes the move Ke1-f2</text:p>
      <text:p text:style-name="Standard">AI 2 (BLACK) making turn</text:p>
      <text:p text:style-name="Standard">nodes evaluated: 51711</text:p>
      <text:p text:style-name="Standard">thinking time: <text:s text:c="2"/>70.5285408497</text:p>
      <text:p text:style-name="Standard">nodes/second: <text:s text:c="3"/>733.192539886</text:p>
      <text:p text:style-name="Standard">score of best move: 6.155</text:p>
      <text:p text:style-name="Standard">black makes the move Bh2-d6</text:p>
      <text:p text:style-name="Standard">AI 1 (WHITE) making turn</text:p>
      <text:p text:style-name="Standard">nodes evaluated: 218</text:p>
      <text:p text:style-name="Standard">thinking time: <text:s text:c="2"/>0.3421900272</text:p>
      <text:p text:style-name="Standard">nodes/second: <text:s text:c="3"/>637.072920448</text:p>
      <text:p text:style-name="Standard">score of best move: -7.318</text:p>
      <text:p text:style-name="Standard">white makes the move Kf2-e3</text:p>
      <text:p text:style-name="Standard">AI 2 (BLACK) making turn</text:p>
      <text:p text:style-name="Standard">nodes evaluated: 26614</text:p>
      <text:p text:style-name="Standard">thinking time: <text:s text:c="2"/>36.3980660439</text:p>
      <text:p text:style-name="Standard">nodes/second: <text:s text:c="3"/>731.192694907</text:p>
      <text:p text:style-name="Standard">score of best move: 7.085</text:p>
      <text:p text:style-name="Standard"><text:soft-page-break/>black makes the move Bd6-c5</text:p>
      <text:p text:style-name="Standard">AI 1 (WHITE) making turn</text:p>
      <text:p text:style-name="Standard">nodes evaluated: 90</text:p>
      <text:p text:style-name="Standard">thinking time: <text:s text:c="2"/>0.1414499283</text:p>
      <text:p text:style-name="Standard">nodes/second: <text:s text:c="3"/>636.26755483</text:p>
      <text:p text:style-name="Standard">score of best move: -7.327</text:p>
      <text:p text:style-name="Standard">white makes the move Ke3-d2</text:p>
      <text:p text:style-name="Standard">AI 2 (BLACK) making turn</text:p>
      <text:p text:style-name="Standard">nodes evaluated: 55681</text:p>
      <text:p text:style-name="Standard">thinking time: <text:s text:c="2"/>76.2903540134</text:p>
      <text:p text:style-name="Standard">nodes/second: <text:s text:c="3"/>729.856358907</text:p>
      <text:p text:style-name="Standard">score of best move: 7.038</text:p>
      <text:p text:style-name="Standard">black makes the move Bc5-d6</text:p>
      <text:p text:style-name="Standard">AI 1 (WHITE) making turn</text:p>
      <text:p text:style-name="Standard">nodes evaluated: 365</text:p>
      <text:p text:style-name="Standard">thinking time: <text:s text:c="2"/>0.5231349468</text:p>
      <text:p text:style-name="Standard">nodes/second: <text:s text:c="3"/>697.716721501</text:p>
      <text:p text:style-name="Standard">score of best move: -7.306</text:p>
      <text:p text:style-name="Standard">white makes the move Ne2-c3</text:p>
      <text:p text:style-name="Standard">AI 2 (BLACK) making turn</text:p>
      <text:p text:style-name="Standard">nodes evaluated: 19311</text:p>
      <text:p text:style-name="Standard">thinking time: <text:s text:c="2"/>27.2045941353</text:p>
      <text:p text:style-name="Standard">nodes/second: <text:s text:c="3"/>709.843341311</text:p>
      <text:p text:style-name="Standard">score of best move: 7.02</text:p>
      <text:p text:style-name="Standard">black makes the move Ra1-f1</text:p>
      <text:p text:style-name="Standard">AI 1 (WHITE) making turn</text:p>
      <text:p text:style-name="Standard">nodes evaluated: 473</text:p>
      <text:p text:style-name="Standard">thinking time: <text:s text:c="2"/>0.6767499447</text:p>
      <text:p text:style-name="Standard">nodes/second: <text:s text:c="3"/>698.928760488</text:p>
      <text:p text:style-name="Standard">score of best move: -7.325</text:p>
      <text:p text:style-name="Standard">white makes the move Bh7-d3</text:p>
      <text:p text:style-name="Standard">AI 2 (BLACK) making turn</text:p>
      <text:p text:style-name="Standard">nodes evaluated: 50515</text:p>
      <text:p text:style-name="Standard">thinking time: <text:s text:c="2"/>69.4020040035</text:p>
      <text:p text:style-name="Standard">nodes/second: <text:s text:c="3"/>727.860826575</text:p>
      <text:p text:style-name="Standard">score of best move: 6.969</text:p>
      <text:p text:style-name="Standard">black makes the move Rf1-h1</text:p>
      <text:p text:style-name="Standard">AI 1 (WHITE) making turn</text:p>
      <text:p text:style-name="Standard">nodes evaluated: 768</text:p>
      <text:p text:style-name="Standard">thinking time: <text:s text:c="2"/>1.0744218826</text:p>
      <text:p text:style-name="Standard">nodes/second: <text:s text:c="3"/>714.80301399</text:p>
      <text:p text:style-name="Standard">score of best move: -7.471</text:p>
      <text:p text:style-name="Standard">white makes the move Bd3-a6</text:p>
      <text:p text:style-name="Standard">AI 2 (BLACK) making turn</text:p>
      <text:p text:style-name="Standard">nodes evaluated: 7910</text:p>
      <text:p text:style-name="Standard">thinking time: <text:s text:c="2"/>11.0691478252</text:p>
      <text:p text:style-name="Standard">nodes/second: <text:s text:c="3"/>714.59882232</text:p>
      <text:p text:style-name="Standard">score of best move: 7.337</text:p>
      <text:p text:style-name="Standard">black makes the move b7-a6</text:p>
      <text:p text:style-name="Standard"><text:soft-page-break/>AI 1 (WHITE) making turn</text:p>
      <text:p text:style-name="Standard">nodes evaluated: 600</text:p>
      <text:p text:style-name="Standard">thinking time: <text:s text:c="2"/>0.8900809288</text:p>
      <text:p text:style-name="Standard">nodes/second: <text:s text:c="3"/>674.096006986</text:p>
      <text:p text:style-name="Standard">score of best move: -8.385</text:p>
      <text:p text:style-name="Standard">white makes the move Rg4-e4</text:p>
      <text:p text:style-name="Standard">AI 2 (BLACK) making turn</text:p>
      <text:p text:style-name="Standard">nodes evaluated: 18964</text:p>
      <text:p text:style-name="Standard">thinking time: <text:s text:c="2"/>25.7232410908</text:p>
      <text:p text:style-name="Standard">nodes/second: <text:s text:c="3"/>737.232137003</text:p>
      <text:p text:style-name="Standard">score of best move: 7.397</text:p>
      <text:p text:style-name="Standard">black makes the move Ra8-b8</text:p>
      <text:p text:style-name="Standard">AI 1 (WHITE) making turn</text:p>
      <text:p text:style-name="Standard">nodes evaluated: 726</text:p>
      <text:p text:style-name="Standard">thinking time: <text:s text:c="2"/>1.0104708672</text:p>
      <text:p text:style-name="Standard">nodes/second: <text:s text:c="3"/>718.476923578</text:p>
      <text:p text:style-name="Standard">score of best move: -8.445</text:p>
      <text:p text:style-name="Standard">white makes the move Re4-a4</text:p>
      <text:p text:style-name="Standard">AI 2 (BLACK) making turn</text:p>
      <text:p text:style-name="Standard">nodes evaluated: 12619</text:p>
      <text:p text:style-name="Standard">thinking time: <text:s text:c="2"/>17.7687778473</text:p>
      <text:p text:style-name="Standard">nodes/second: <text:s text:c="3"/>710.178274975</text:p>
      <text:p text:style-name="Standard">score of best move: 7.528</text:p>
      <text:p text:style-name="Standard">black makes the move Bd6-e7</text:p>
      <text:p text:style-name="Standard">AI 1 (WHITE) making turn</text:p>
      <text:p text:style-name="Standard">nodes evaluated: 434</text:p>
      <text:p text:style-name="Standard">thinking time: <text:s text:c="2"/>0.6134960651</text:p>
      <text:p text:style-name="Standard">nodes/second: <text:s text:c="3"/>707.421000167</text:p>
      <text:p text:style-name="Standard">score of best move: -8.474</text:p>
      <text:p text:style-name="Standard">white makes the move Rg5-e5</text:p>
      <text:p text:style-name="Standard">AI 2 (BLACK) making turn</text:p>
      <text:p text:style-name="Standard">nodes evaluated: 16846</text:p>
      <text:p text:style-name="Standard">thinking time: <text:s text:c="2"/>23.5603578091</text:p>
      <text:p text:style-name="Standard">nodes/second: <text:s text:c="3"/>715.014607865</text:p>
      <text:p text:style-name="Standard">score of best move: 7.528</text:p>
      <text:p text:style-name="Standard">black makes the move Rb8-b2</text:p>
      <text:p text:style-name="Standard">AI 1 (WHITE) making turn</text:p>
      <text:p text:style-name="Standard">nodes evaluated: 57</text:p>
      <text:p text:style-name="Standard">thinking time: <text:s text:c="2"/>0.0934848785</text:p>
      <text:p text:style-name="Standard">nodes/second: <text:s text:c="3"/>609.724277233</text:p>
      <text:p text:style-name="Standard">score of best move: -8.524</text:p>
      <text:p text:style-name="Standard">white makes the move Kd2-d3</text:p>
      <text:p text:style-name="Standard">AI 2 (BLACK) making turn</text:p>
      <text:p text:style-name="Standard">nodes evaluated: 24199</text:p>
      <text:p text:style-name="Standard">thinking time: <text:s text:c="2"/>34.0436999798</text:p>
      <text:p text:style-name="Standard">nodes/second: <text:s text:c="3"/>710.821679617</text:p>
      <text:p text:style-name="Standard">score of best move: 7.528</text:p>
      <text:p text:style-name="Standard">black makes the move Be7-f6</text:p>
      <text:p text:style-name="Standard">AI 1 (WHITE) making turn</text:p>
      <text:p text:style-name="Standard"><text:soft-page-break/>nodes evaluated: 912</text:p>
      <text:p text:style-name="Standard">thinking time: <text:s text:c="2"/>1.2954859734</text:p>
      <text:p text:style-name="Standard">nodes/second: <text:s text:c="3"/>703.982921279</text:p>
      <text:p text:style-name="Standard">score of best move: -10.589</text:p>
      <text:p text:style-name="Standard">white makes the move Nc3-b5</text:p>
      <text:p text:style-name="Standard">AI 2 (BLACK) making turn</text:p>
      <text:p text:style-name="Standard">nodes evaluated: 2246</text:p>
      <text:p text:style-name="Standard">thinking time: <text:s text:c="2"/>3.1876580715</text:p>
      <text:p text:style-name="Standard">nodes/second: <text:s text:c="3"/>704.592509488</text:p>
      <text:p text:style-name="Standard">score of best move: 9.673</text:p>
      <text:p text:style-name="Standard">black makes the move Rb2-b5</text:p>
      <text:p text:style-name="Standard">AI 1 (WHITE) making turn</text:p>
      <text:p text:style-name="Standard">nodes evaluated: 181</text:p>
      <text:p text:style-name="Standard">thinking time: <text:s text:c="2"/>0.2649319172</text:p>
      <text:p text:style-name="Standard">nodes/second: <text:s text:c="3"/>683.194391674</text:p>
      <text:p text:style-name="Standard">score of best move: -10.634</text:p>
      <text:p text:style-name="Standard">white makes the move Re5-b5</text:p>
      <text:p text:style-name="Standard">AI 2 (BLACK) making turn</text:p>
      <text:p text:style-name="Standard">nodes evaluated: 3549</text:p>
      <text:p text:style-name="Standard">thinking time: <text:s text:c="2"/>5.1445319653</text:p>
      <text:p text:style-name="Standard">nodes/second: <text:s text:c="3"/>689.858674019</text:p>
      <text:p text:style-name="Standard">score of best move: 10.642</text:p>
      <text:p text:style-name="Standard">black makes the move c6-b5</text:p>
      <text:p text:style-name="Standard">AI 1 (WHITE) making turn</text:p>
      <text:p text:style-name="Standard">nodes evaluated: 334</text:p>
      <text:p text:style-name="Standard">thinking time: <text:s text:c="2"/>0.4402170181</text:p>
      <text:p text:style-name="Standard">nodes/second: <text:s text:c="3"/>758.716692555</text:p>
      <text:p text:style-name="Standard">score of best move: -11.644</text:p>
      <text:p text:style-name="Standard">white makes the move Ra4-g4</text:p>
      <text:p text:style-name="Standard">AI 2 (BLACK) making turn</text:p>
      <text:p text:style-name="Standard">nodes evaluated: 4303</text:p>
      <text:p text:style-name="Standard">thinking time: <text:s text:c="2"/>6.0256412029</text:p>
      <text:p text:style-name="Standard">nodes/second: <text:s text:c="3"/>714.114872606</text:p>
      <text:p text:style-name="Standard">score of best move: 11.602</text:p>
      <text:p text:style-name="Standard">black makes the move Rh1-h5</text:p>
      <text:p text:style-name="Standard">AI 1 (WHITE) making turn</text:p>
      <text:p text:style-name="Standard">nodes evaluated: 234</text:p>
      <text:p text:style-name="Standard">thinking time: <text:s text:c="2"/>0.3201119900</text:p>
      <text:p text:style-name="Standard">nodes/second: <text:s text:c="3"/>730.99417494</text:p>
      <text:p text:style-name="Standard">score of best move: -11.688</text:p>
      <text:p text:style-name="Standard">white makes the move Rg4-g2</text:p>
      <text:p text:style-name="Standard">AI 2 (BLACK) making turn</text:p>
      <text:p text:style-name="Standard">nodes evaluated: 7577</text:p>
      <text:p text:style-name="Standard">thinking time: <text:s text:c="2"/>10.4070460796</text:p>
      <text:p text:style-name="Standard">nodes/second: <text:s text:c="3"/>728.064423086</text:p>
      <text:p text:style-name="Standard">score of best move: 11.659</text:p>
      <text:p text:style-name="Standard">black makes the move Rh5-h3</text:p>
      <text:p text:style-name="Standard">AI 1 (WHITE) making turn</text:p>
      <text:p text:style-name="Standard">nodes evaluated: 93</text:p>
      <text:p text:style-name="Standard"><text:soft-page-break/>thinking time: <text:s text:c="2"/>0.1381340027</text:p>
      <text:p text:style-name="Standard">nodes/second: <text:s text:c="3"/>673.259285852</text:p>
      <text:p text:style-name="Standard">score of best move: -11.684</text:p>
      <text:p text:style-name="Standard">white makes the move Kd3-e4</text:p>
      <text:p text:style-name="Standard">AI 2 (BLACK) making turn</text:p>
      <text:p text:style-name="Standard">nodes evaluated: 3393</text:p>
      <text:p text:style-name="Standard">thinking time: <text:s text:c="2"/>4.5452790260</text:p>
      <text:p text:style-name="Standard">nodes/second: <text:s text:c="3"/>746.488825123</text:p>
      <text:p text:style-name="Standard">score of best move: 100000</text:p>
      <text:p text:style-name="Standard">black makes the move d7-d5</text:p>
      <text:p text:style-name="Standard">AI 1 (WHITE) making turn</text:p>
      <text:p text:style-name="Standard">nodes evaluated: 40</text:p>
      <text:p text:style-name="Standard">thinking time: <text:s text:c="2"/>0.0595390797</text:p>
      <text:p text:style-name="Standard">nodes/second: <text:s text:c="3"/>671.827650415</text:p>
      <text:p text:style-name="Standard">score of best move: -100000</text:p>
      <text:p text:style-name="Standard">white makes the move Ke4-f4</text:p>
      <text:p text:style-name="Standard">AI 2 (BLACK) making turn</text:p>
      <text:p text:style-name="Standard">nodes evaluated: 4500</text:p>
      <text:p text:style-name="Standard">thinking time: <text:s text:c="2"/>6.1522099972</text:p>
      <text:p text:style-name="Standard">nodes/second: <text:s text:c="3"/>731.444473135</text:p>
      <text:p text:style-name="Standard">score of best move: 100000</text:p>
      <text:p text:style-name="Standard">black makes the move e6-e5</text:p>
      <text:p text:style-name="Standard">&gt;&gt;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ocamazo</meta:initial-creator>
    <meta:creation-date>2014-04-15T01:42:35</meta:creation-date>
    <dc:date>2014-04-15T01:43:10</dc:date>
    <dc:creator>Michael Bocamazo</dc:creator>
    <meta:editing-duration>P0D</meta:editing-duration>
    <meta:editing-cycles>1</meta:editing-cycles>
    <meta:document-statistic meta:table-count="0" meta:image-count="0" meta:object-count="0" meta:page-count="19" meta:paragraph-count="898" meta:word-count="3453" meta:character-count="24056" meta:non-whitespace-character-count="20759"/>
    <meta:generator>LibreOffice/3.5$Linux_X86_64 LibreOffice_project/350m1$Build-2</meta:generator>
  </office:meta>
</office:document-meta>
</file>